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lossary</text:p>
      <text:p text:style-name="Standard"/>
      <text:p text:style-name="Standard">User: is a person who is registered in the database of the application. He has acces to all the functions of the program that involves the requiring of a taxi, shared or not. He also has the possibility to save a list of preferred locations, that he can automatically choose when the System require from him an adress as starting position or destination.</text:p>
      <text:p text:style-name="Standard"/>
      <text:p text:style-name="Standard">Guest: is a person who is using the application but is not registered in the database. He has access only to the registration function</text:p>
      <text:p text:style-name="Standard"/>
      <text:p text:style-name="Standard">User Informations: all the information that concern a user; most of them have to be inserted during the registration (Name, Surname, tel. Number, e-mail, password), some of them can be inserted at any time after the registration (such as the personals locations) and others are assigned by the system (for example the past calls and blank calls).</text:p>
      <text:p text:style-name="Standard"/>
      <text:p text:style-name="Standard"/>
      <text:p text:style-name="Standard">Blank Call: we define Blank-call a call for a taxi where the client is not at the starting location when the taxi arrives with a maximum late of 10 minutes, or a call that the user cancel befor X minutes.</text:p>
      <text:p text:style-name="Standard"/>
      <text:p text:style-name="Standard">Missed Call: we define Missed-call a call for a taxi where the client is not at the starting location when the taxi arrives 11 or more minutes late.</text:p>
      <text:p text:style-name="Standard"/>
      <text:p text:style-name="Standard">Partner: someone who share a run with a user</text:p>
      <text:p text:style-name="Standard"/>
      <text:p text:style-name="Standard">Pick-up place: the Adress where a user asks a taxi to come</text:p>
      <text:p text:style-name="Standard"/>
      <text:p text:style-name="Standard">Taxi Driver: a registered </text:p>
      <text:p text:style-name="Standard"/>
      <text:p text:style-name="Standard"/>
      <text:p text:style-name="Standard">Goals</text:p>
      <text:p text:style-name="Standard"/>
      <text:p text:style-name="Standard">A user should be able to:</text:p>
      <text:p text:style-name="Standard"/>
      <text:p text:style-name="Standard">Sign up to the system (starting as a guest)</text:p>
      <text:p text:style-name="Standard">Log in to the system</text:p>
      <text:p text:style-name="Standard">Modify his personal informations</text:p>
      <text:p text:style-name="Standard">Call for a taxy that should pick him up asap</text:p>
      <text:p text:style-name="Standard">Be informed by the system when a taxy driver accepts his call and of the estimated waiting time</text:p>
      <text:p text:style-name="Standard">Make a reservation for a taxy on specified date and time</text:p>
      <text:p text:style-name="Standard">Give his avilability for sharing a run </text:p>
      <text:p text:style-name="Standard">Add, modify or delete a personal location</text:p>
      <text:p text:style-name="Standard"/>
      <text:p text:style-name="Standard">A taxi driver should be able to:</text:p>
      <text:p text:style-name="Standard"/>
      <text:p text:style-name="Standard">accept or decline a call</text:p>
      <text:p text:style-name="Standard">visualize the basic informations about the user who is making a call</text:p>
      <text:p text:style-name="Standard">(visualize the price for a run)?</text:p>
      <text:p text:style-name="Standard">Signal a blank call</text:p>
      <text:p text:style-name="Standard"/>
      <text:p text:style-name="Standard">The system should provide a fair management of the calls and efficient and essential communication between drivers and users.</text:p>
      <text:p text:style-name="Standard"/>
      <text:p text:style-name="Standard"><text:soft-page-break/></text:p>
      <text:p text:style-name="Standard"/>
      <text:p text:style-name="Standard">Domain properties</text:p>
      <text:p text:style-name="Standard"/>
      <text:p text:style-name="Standard">- A taxi can always reach a pick-up place and the users can only choose destinations reachable (and in the controlled zones?)</text:p>
      <text:p text:style-name="Standard">- A zone can't remain without at least one available taxi </text:p>
      <text:p text:style-name="Standard">- A taxi driver that accepts a call will take it.</text:p>
      <text:p text:style-name="Standard">- Gps informations and maps are always updated.</text:p>
      <text:p text:style-name="Standard"/>
      <text:p text:style-name="Standard"/>
      <text:p text:style-name="Standard">Assumpions</text:p>
      <text:p text:style-name="Standard"/>
      <text:p text:style-name="Standard">-Two or more users can share a taxi only if their pick up place and destination are in the same zone.</text:p>
      <text:p text:style-name="Standard">-The taxi drivers have a device that permits to interact with the system, visualize the calls and the informations about the callers, accept or reject a call and give his availability</text:p>
      <text:p text:style-name="Standard">-Every taxi have a gps signal that can always send to the system the informations about his position if requeste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9T10:49:33.866863761</meta:creation-date>
    <dc:date>2015-11-06T18:29:32.10</dc:date>
    <meta:editing-duration>PT7M1S</meta:editing-duration>
    <meta:editing-cycles>6</meta:editing-cycles>
    <meta:generator>OpenOffice/4.1.1$Win32 OpenOffice.org_project/411m6$Build-9775</meta:generator>
    <meta:document-statistic meta:table-count="0" meta:image-count="0" meta:object-count="0" meta:page-count="2" meta:paragraph-count="34" meta:word-count="496" meta:character-count="2726"/>
  </office:meta>
</office:document-meta>
</file>